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IMECODE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RANSCRIPT</text:p>
          </table:table-cell>
        </table:table-row>
        <table:table-row table:style-name="ro1">
          <table:table-cell office:value-type="string" calcext:value-type="string">
            <text:p>00:00:05.0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eute ist Montag der 5. Oktober 2020, ich führe ein Interview mit Frau Alma Brückmann</text:p>
          </table:table-cell>
        </table:table-row>
        <table:table-row table:style-name="ro1">
          <table:table-cell office:value-type="string" calcext:value-type="string">
            <text:p>00:00:11.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in Name ist Dorothee Wein, und an der Kamera ist Daniel Goede. &lt;i&gt;</text:p>
          </table:table-cell>
        </table:table-row>
        <table:table-row table:style-name="ro1">
          <table:table-cell office:value-type="string" calcext:value-type="string">
            <text:p>00:00:18.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rau Brückmann, bitte stellen Sie sich uns kurz vor und erzählen Sie uns dann Ihre Lebensgeschichte.</text:p>
          </table:table-cell>
        </table:table-row>
        <table:table-row table:style-name="ro1">
          <table:table-cell office:value-type="string" calcext:value-type="string">
            <text:p>00:00:24.0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ginnen Sie gerne mit Ihren ersten Erinnerungen.</text:p>
          </table:table-cell>
        </table:table-row>
        <table:table-row table:style-name="ro1">
          <table:table-cell office:value-type="string" calcext:value-type="string">
            <text:p>00:00:27.1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eine ersten Erinnerungen gehen auf mein vierjähriges Lebensalter zurück.</text:p>
          </table:table-cell>
        </table:table-row>
        <table:table-row table:style-name="ro1">
          <table:table-cell office:value-type="string" calcext:value-type="string">
            <text:p>00:00:37.04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Ich bin in Lonke &lt;n(heute Łąkie, Polen)&gt;, Kreis Leipel &lt;n(heute Lipno, Polen)&gt;, in Westpreußen geboren.</text:p>
          </table:table-cell>
        </table:table-row>
        <table:table-row table:style-name="ro1">
          <table:table-cell office:value-type="string" calcext:value-type="string">
            <text:p>00:00:43.1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Wir waren damals noch unter polnischer Herrschaft, waren aber Deutsche.</text:p>
          </table:table-cell>
        </table:table-row>
        <table:table-row table:style-name="ro1">
          <table:table-cell office:value-type="string" calcext:value-type="string">
            <text:p>00:00:51.0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eines Nachts kam der Ortsbauernführer und klopfte bei meinen Eltern ans Schlafzimmerfenster</text:p>
          </table:table-cell>
        </table:table-row>
        <table:table-row table:style-name="ro1">
          <table:table-cell office:value-type="string" calcext:value-type="string">
            <text:p>00:01:02.1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hat gesagt: „Ihr müsst sofort, äh, das Land verlassen, die Russen kommen.“</text:p>
          </table:table-cell>
        </table:table-row>
        <table:table-row table:style-name="ro1">
          <table:table-cell office:value-type="string" calcext:value-type="string">
            <text:p>00:01:12.17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ann sind meine Eltern aufgestanden, haben alles, was sie greifen konnten für die Flucht, äh, zusammengerafft.</text:p>
          </table:table-cell>
        </table:table-row>
        <table:table-row table:style-name="ro1">
          <table:table-cell office:value-type="string" calcext:value-type="string">
            <text:p>00:01:25.03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wir hatten einen Leiterwagen, wo&lt;=&gt;wo das Getreide immer drauf geerntet worden ist,</text:p>
          </table:table-cell>
        </table:table-row>
        <table:table-row table:style-name="ro1">
          <table:table-cell office:value-type="string" calcext:value-type="string">
            <text:p>00:01:34.1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da haben sie die Federbetten draufgepackt.</text:p>
          </table:table-cell>
        </table:table-row>
        <table:table-row table:style-name="ro1">
          <table:table-cell office:value-type="string" calcext:value-type="string">
            <text:p>00:01:39.05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meine Mutter hat dann, äh, die&lt;=&gt;die Räucherkammer leergemacht,</text:p>
          </table:table-cell>
        </table:table-row>
        <table:table-row table:style-name="ro1">
          <table:table-cell office:value-type="string" calcext:value-type="string">
            <text:p>00:01:49.1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Speck, Schinken und&lt;=&gt;und Würste, alles zusammengepackt.</text:p>
          </table:table-cell>
        </table:table-row>
        <table:table-row table:style-name="ro1">
          <table:table-cell office:value-type="string" calcext:value-type="string">
            <text:p>00:01:56.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nd in einem Trockenhaus hatten wir Pflaumen und Birnen zum Trocknen, äh, so auf&lt;=&gt;auf so großem &lt;? Darn&gt;, äh, liege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1:04:38.222164778</meta:creation-date>
    <dc:date>2021-04-13T11:06:48.998734323</dc:date>
    <meta:editing-duration>PT2M11S</meta:editing-duration>
    <meta:editing-cycles>1</meta:editing-cycles>
    <meta:document-statistic meta:table-count="1" meta:cell-count="48" meta:object-count="0"/>
    <meta:generator>LibreOffice/6.4.6.2$Linux_X86_64 LibreOffice_project/40$Build-2</meta:generator>
  </office:meta>
</office:document-meta>
</file>